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83cm"/>
    </style:style>
    <style:style style:name="co2" style:family="table-column">
      <style:table-column-properties fo:break-before="auto" style:column-width="4.09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5.51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14.527cm"/>
    </style:style>
    <style:style style:name="co18" style:family="table-column">
      <style:table-column-properties fo:break-before="auto" style:column-width="25.315cm"/>
    </style:style>
    <style:style style:name="co19" style:family="table-column">
      <style:table-column-properties fo:break-before="auto" style:column-width="18.505cm"/>
    </style:style>
    <style:style style:name="co20" style:family="table-column">
      <style:table-column-properties fo:break-before="auto" style:column-width="24.061cm"/>
    </style:style>
    <style:style style:name="co21" style:family="table-column">
      <style:table-column-properties fo:break-before="auto" style:column-width="10.795cm"/>
    </style:style>
    <style:style style:name="co22" style:family="table-column">
      <style:table-column-properties fo:break-before="auto" style:column-width="18.967cm"/>
    </style:style>
    <style:style style:name="co23" style:family="table-column">
      <style:table-column-properties fo:break-before="auto" style:column-width="3.168cm"/>
    </style:style>
    <style:style style:name="co24" style:family="table-column">
      <style:table-column-properties fo:break-before="auto" style:column-width="2.459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number-columns-repeated="99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 office:value-type="string">
            <text:p>JP38, JP40, JP41</text:p>
          </table:table-cell>
          <table:table-cell office:value-type="string">
            <text:p>Female MicroMatch 2x2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71-215079-4</text:p>
          </table:table-cell>
          <table:table-cell office:value-type="float" office:value="148507">
            <text:p>148507</text:p>
          </table:table-cell>
          <table:table-cell office:value-type="float" office:value="6805129">
            <text:p>6805129</text:p>
          </table:table-cell>
          <table:table-cell/>
          <table:table-cell office:value-type="string">
            <text:p>MM FL 4G</text:p>
          </table:table-cell>
          <table:table-cell table:number-columns-repeated="5"/>
          <table:table-cell office:value-type="string">
            <text:p>http://eu.mouser.com/ProductDetail/TE-Connectivity-AMP/215079-4/?qs=sGAEpiMZZMvlX3nhDDO4AHmIpHKxEGML84xWMYERfv0%3d</text:p>
          </table:table-cell>
          <table:table-cell office:value-type="string">
            <text:p>http://fr.farnell.com/te-connectivity-amp/7-215079-4/embase-entree-sup-4-voies/dp/148507</text:p>
          </table:table-cell>
          <table:table-cell office:value-type="string">
            <text:p>http://www.rs-particuliers.com/WebCatalog/Support_pour_circuit_imprime__4_Contacts__2_Rangees__Traversant__Droit__au_pas_de_254mm-6805129.aspx</text:p>
          </table:table-cell>
          <table:table-cell/>
          <table:table-cell office:value-type="string">
            <text:p>https://www.reichelt.com/Micro-Match-Connectors/MM-FL-4G/3/index.html?&amp;ACTION=3&amp;LA=2&amp;ARTICLE=52802&amp;GROUPID=5214&amp;artnr=MM+FL+4G</text:p>
          </table:table-cell>
          <table:table-cell table:number-columns-repeated="1004"/>
        </table:table-row>
        <table:table-row table:style-name="ro1">
          <table:table-cell office:value-type="string">
            <text:p>JP37, JP39</text:p>
          </table:table-cell>
          <table:table-cell office:value-type="string">
            <text:p>Female MicroMatch 2x3</text:p>
          </table:table-cell>
          <table:table-cell office:value-type="string">
            <text:p>Connec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71-215079-6</text:p>
          </table:table-cell>
          <table:table-cell office:value-type="float" office:value="148519">
            <text:p>148519</text:p>
          </table:table-cell>
          <table:table-cell office:value-type="float" office:value="6805123">
            <text:p>6805123</text:p>
          </table:table-cell>
          <table:table-cell/>
          <table:table-cell office:value-type="string">
            <text:p>MM FL 6G</text:p>
          </table:table-cell>
          <table:table-cell table:number-columns-repeated="5"/>
          <table:table-cell office:value-type="string">
            <text:p>http://eu.mouser.com/ProductDetail/TE-Connectivity/215079-6/?qs=sGAEpiMZZMs%252bGHln7q6pm48SVpWlpfsECZqIi2rkWjs%3d</text:p>
          </table:table-cell>
          <table:table-cell office:value-type="string">
            <text:p>http://fr.farnell.com/te-connectivity-amp/7-215079-6/embase-entree-sup-6-voies/dp/148519</text:p>
          </table:table-cell>
          <table:table-cell office:value-type="string">
            <text:p>http://www.rs-particuliers.com/WebCatalog/Support_pour_circuit_imprime__6_Contacts__2_Rangees__Traversant__Droit__au_pas_de_254mm-6805123.aspx</text:p>
          </table:table-cell>
          <table:table-cell/>
          <table:table-cell office:value-type="string">
            <text:p>https://www.reichelt.com/Micro-Match-Connectors/MM-FL-4G/3/index.html?ACTION=3;&amp;ARTICLE=52804;SEARCH=MM%20FL%206G</text:p>
          </table:table-cell>
          <table:table-cell table:number-columns-repeated="1004"/>
        </table:table-row>
        <table:table-row table:style-name="ro1">
          <table:table-cell office:value-type="string">
            <text:p>R440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15;;SEARCH=1/4W%201,0K</text:p>
          </table:table-cell>
          <table:table-cell table:number-columns-repeated="1004"/>
        </table:table-row>
        <table:table-row table:style-name="ro1">
          <table:table-cell office:value-type="string">
            <text:p>R439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2;SEARCH=1/4W%2033K</text:p>
          </table:table-cell>
          <table:table-cell table:number-columns-repeated="1004"/>
        </table:table-row>
        <table:table-row table:style-name="ro1">
          <table:table-cell office:value-type="string">
            <text:p>CV, CV1, CV2, CV3, EXTIN, GATE, HOUT, LOUT, MODMIX, OSCMOD, PWM1, PWM2, PWM3, VCAENV, VCAMOD, VCFENV, VCFMOD</text:p>
          </table:table-cell>
          <table:table-cell office:value-type="string">
            <text:p>THONKICON-JACK</text:p>
          </table:table-cell>
          <table:table-cell office:value-type="string">
            <text:p>Jack 3.5mm</text:p>
          </table:table-cell>
          <table:table-cell office:value-type="float" office:value="17">
            <text:p>17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MECH_JK_THONKICONN_K_W</text:p>
          </table:table-cell>
          <table:table-cell table:number-columns-repeated="9"/>
          <table:table-cell office:value-type="string">
            <text:p>https://www.thonk.co.uk/shop/thonkiconn-3-5mm-jack-sockets-x50/</text:p>
          </table:table-cell>
          <table:table-cell table:number-columns-repeated="1003"/>
        </table:table-row>
        <table:table-row table:style-name="ro1">
          <table:table-cell office:value-type="string">
            <text:p>P24</text:p>
          </table:table-cell>
          <table:table-cell office:value-type="string">
            <text:p>5k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70</text:p>
          </table:table-cell>
          <table:table-cell table:number-columns-repeated="2"/>
          <table:table-cell office:value-type="string">
            <text:p>1012A3 1962</text:p>
          </table:table-cell>
          <table:table-cell table:number-columns-repeated="6"/>
          <table:table-cell office:value-type="string">
            <text:p>http://www.taydaelectronics.com/b5k-ohm-linear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  <table:table-row table:style-name="ro1">
          <table:table-cell office:value-type="string">
            <text:p>P23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1</text:p>
          </table:table-cell>
          <table:table-cell table:number-columns-repeated="2"/>
          <table:table-cell office:value-type="string">
            <text:p>1012A3 1977</text:p>
          </table:table-cell>
          <table:table-cell table:number-columns-repeated="6"/>
          <table:table-cell office:value-type="string">
            <text:p>http://www.taydaelectronics.com/1m-ohm-logarithmic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/02/2016</text:date>, <text:time>19:1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8T19:14:49</dc:date>
    <dc:creator>Julien Delgoulet</dc:creator>
    <meta:document-statistic meta:table-count="1" meta:cell-count="98" meta:object-count="0"/>
    <meta:generator>OpenOffice/4.1.2$Unix OpenOffice.org_project/412m3$Build-9782</meta:generator>
  </office:meta>
</office:document-meta>
</file>